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ro1" style:family="table-row">
      <style:table-row-properties style:row-height="2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/00/0000</text:date>, <text:time style:data-style-name="N2" text:time-value="11:56:17.884879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19-12-29T12:26:24.407401770</dc:date>
    <meta:editing-duration>PT1H45M50S</meta:editing-duration>
    <meta:editing-cycles>9</meta:editing-cycles>
    <meta:generator>LibreOffice/5.3.6.1$Linux_X86_64 LibreOffice_project/30$Build-1</meta:generator>
    <meta:document-statistic meta:table-count="1" meta:cell-count="688" meta:object-count="0"/>
  </office:meta>
</office:document-meta>
</file>